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t pourtant, quelqu'un vint bien lui parler. Concentré sur l'un des graffitis à l'exact opposé de la salle, le blondin ne le remarqua pas tout de suite. Il se demandait si la personne qui l'avait dessiné était un étudiant, et si oui, s'il faisait partie de cette université. Malgré l'atrocité que le dessin représentait, là, au milieu d'un mur qui n'avait rien demandé, Ed' devait reconnaître la qualité du trait. L'artiste qui en était responsable n'en était pas à son coup d'essai. Est-ce l'université avait un cursus artistique, d'ailleurs ? Après tout, lui ne connaissait que le parcours de droit, mais rien n'empêchait la faculté d'avoir plusieurs spécialisations possibles. Mais il était également possible que le peintre en question n'ait jamais suivi de cours d'arts plastiques. Apparemment il existait beaucoup de personnes autodidactes dans bon nombre de domaines, bien qu'Edward n'ait jamais eu la patience ou la concentration nécessaires pour ce genre de choses. Ou encore peut-être qu'il suivait des cours à domicile, par correspondance ou sur le net. Là encore, c'était une chose qu'il était bien incapable de faire. Déjà que ses cours réguliers à la fac étaient une épreuve pour lui, mais alors si en plus c'était dans un contexte non scolaire, c'était même pas la peine d'y penser.</text:p>
      <text:p text:style-name="Standard"/>
      <text:p text:style-name="Standard">La seule personne a avoir jamais réussi à garder sa concentration pour des cours était Tyrande, son ancienne tutrice, qu'il n'avait plus vue depuis maintenant plusieurs mois. Le souvenir de ses cours avec la jeune femme lui fit se demande s'il croiserait un jour à nouveau le chemin d'une personne capable de le comprendre comme elle l'avait fait. Le blondin savait qu'il avait une personnalité un peu spéciale et qu'il n'était pas facile de s'adapter à lui, pour autant il regrettait parfois que si peu de gens aient essayé. Et en parlant de gens, l'un d'entre eux était justement en train d'essayer d'établir le contact. Edward réalisa que, divagant au fil de ses pensées, il avait complètement occulté la présence de ce nouvel arrivant et que cela faisait maintenant plusieurs secondes que celui-ci attendait une réponse de sa part. Le garçon plongea son regard de jade dans celui ambré de son interlocuteur et le dévisagea quelques instants en clignant des yeux. Une chose était sûr, il ne l'avait jamais vu à la fac. Non pas qu'il connaissait énormément de monde, mais le blondin avait une mémoire relativement bonne et il se serait souvenu de lui. Finalement, il inclina légèrement la tête sur le côté et lui adressa un grand sourire.</text:p>
      <text:p text:style-name="Standard"/>
      <text:p text:style-name="Standard">- Oui, bien sûr.</text:p>
      <text:p text:style-name="Standard"/>
      <text:p text:style-name="Standard">Edward profita de ce moment pour observer son nouveau compagnon. Il semblait plutôt jeune, bien qu'un peu plus vieux que lui, comme le prouvaient ses traits matures et surtout l'absence de l'air candide qui caractérisait si bien notre adolescent. Pour le reste, c'était un garçon tout à fait lambda à la corpulence moyenne et à la coupe plutôt bien en place. Fidèle à ses habitudes, Edward détourna presque aussi le regard après avoir répondu à Gamaliel, pour reprendre le fil de ses pensées à un endroit complètement différent de là où il l'avait laissé. D'ailleurs, n'étaient-ce pas les premières paroles qu'il prononçait de la journée ?</text:p>
      <text:p text:style-name="P1">A l'instar de ses pensées, le regard d'Edward semblait ne pas pouvoir rester en place plus de quelques secondes. Il allait et venait, s'arrêtant de temps en temps sur un détail ici ou là, son attention totalement détournée de son nouveau camarade. Celui-ci sortit une bouteille d'eau et s'empressa d'y boire quelques gorgées. Il prenait un soin tout particulier à manger proprement, ce qui était suffisamment rare pour être souligné parmi la population étudiante, d'autant plus que le plat qu'il était en train de dévorer n'était pas des plus pratiques à absorber. Assez paradoxalement, son attitude calme et posée parvint à capter l'attention de notre blondin entre deux coups d’œil. Les autres étudiants étaient souvent bien agités en comparaison, d'autant plus à la cafétéria -à l'heure du déjeuner de surcroît. Edward se dit qu'il était assez étrange de choisir un plat aussi banal et populaire qu'un burger comme repas et de s'appliquer de la sorte à le manger. Il y vit ici une contradiction qui le fit légèrement tiquer, bien qu'il n'en montra rien. Bien trop occupé à le juger sur sa manière de manger son déjeuner, l'adolescent remarqua à peine les lèvres de Gamaliel s'agiter lors de sa seconde tentative de lancer une conversation, et inutile de préciser qu'il n'en entendit pas la moindre syllabe. Leurs regards se croisèrent de nouveau et Edward resta ainsi, pantois, ses pupilles olives clignant un peu trop vite. Au bout d'une seconde qui devait sembler durer une éternité pour le brunet, il finit par ouvrir la bouche.</text:p>
      <text:p text:style-name="Standard"/>
      <text:p text:style-name="Standard">- Pardon, tu me parlais ?</text:p>
      <text:p text:style-name="Standard"/>
      <text:p text:style-name="Standard">Il n'y avait pas une once de regret ou de gêne dans le ton sa voix. Edward ne considérait pas cela particulièrement impoli de ne pas ou peu écouter ses interlocuteurs. C'était une malheureusement habitude qu'il avait prise, dont il n'était pas vraiment responsable. Il avait été diagnostiqué avec une forme très légère d'autiste, qui lui causait ce trouble de la concentration. Ainsi, cela lui arrivait très fréquemment de rater tout ou partie de ce qu'on lui disait, et ce n'était pas un manque de respect ou une provocation, juste sa manière d'être. Sans vraiment attendre de réponse de la part de Gamaliel, le blondin enchaîna, laissant libre cours à son esprit en vrac.</text:p>
      <text:p text:style-name="Standard"/>
      <text:p text:style-name="Standard">- Ils sont bons les burgers ici ? J'en ai jamais pris. C'est marrant, t'as pas trop une tête à manger des burgers. D'ailleurs t'as pas vraiment une tête à être dans cette fac non plus. Plutôt un truc comme l'art contemporain ou la poterie. Enfin remarque, je suis pas sûr qu'on puisse avoir une licence en poterie. En tout cas moi je pourrais pas, je suis franchement pas doué de mes mains. En fait je suis pas doué pour grand chose. Y en a qui donnent l'impression que tout est facile, qu'ils savent tout faire. Pas moi. C'est comme ça, il faut de tout pour faire un monde. C'est l'équilibre des choses. Toi, par contre, tu pourrais être hyper doué en quelque chose. Genre... La critique culinaire. C'est ça, j'ai bon ? Au fait, je m'appelle Edward.</text:p>
      <text:p text:style-name="Standard"/>
      <text:p text:style-name="Standard">Son débit était bien trop rapide. Sa tirade terminée, le blondin fit une pause en reprenant son souffle. Il ne savait pas vraiment pourquoi il s'était lancé comme ça. Ce monologue était une représentation fidèle de ce qui se passait souvent dans sa tête : un flot d'idées imperceptiblement liées les unes aux autres, qu'il suivait sans se poser aucune question et qui au final l'amenait à un endroit totalement différent de son point de départ. Le truc, c'est que d'habitude, ce genre de choses se passaient dans sa tête...</text:p>
      <text:p text:style-name="P1">Edward était comme hypnotisé par les deux micro-ondes dont les portes étaient ouvertes. Il ne parvenait pas à en détacher son regard, occultant tout ce qui l'entourait d'autre, incluant bien entendu le pauvre Gamaliel qui essayait tant bien que mal de tenir une conversation avec le blondin, sans grand succès jusqu'à présent. Celui-ci parvint tout de même à l'arracher de son irrépressible -et légèrement glauque- contemplation en alliant le geste et la parole. Son signe de main extirpa l'adolescent de ses rêveries, qui n'eut d'autre choix que d'écouter sa tirade sur les burgers. Bien que, en tout honnêteté, Edward n'avait pas grand chose à faire de savoir pourquoi ils étaient si bons -ses précédentes interventions n'étant que la formalisation d'une idée fugace qui avait traversé son esprit l'espace d'un instant, il écouta avec le plus d'attention dont il était capable. Conscient que son manque de considération envers Gamaliel risquait de lui faire perdre l'opportunité d'aller plus loin dans la discussion, il força ses yeux olives à fixer ceux de ce dernier jusqu'à la fin de son monologue.</text:p>
      <text:p text:style-name="Standard"/>
      <text:p text:style-name="Standard">Le silence s'installa de nouveau entre les deux garçons à la suite du laïus. Ed' cligna plusieurs fois des yeux, ne sachant trop s'il devait dire quelque chose ou pas. Il espérait que non, car il n'avait pas la moindre foutue idée ce que qu'il était censé rétorquer à ça, et la situation risquait donc fort de devenir gênante si Gamaliel attendait effectivement une réponse de sa part. Fort heureusement, cela ne semblait pas être le cas. Mais le flottement provoqué par cet instant de silence fut malencontreusement suffisant pour que le regard du blondin fasse un très léger détour par la case « micro-ondes », ce qui draina à nouveau son attention, au moment où l'adolescent aux cheveux noirs posait sa question, qu'il entendit de manière lointaine, comme si elle ne lui était pas adressée. Décidant que de toute façon, il ne réussirait pas à se contenir tant que ce problème subsistait, Edward se leva d'un coup avant de se tourner vers Gamaliel.</text:p>
      <text:p text:style-name="Standard"/>
      <text:p text:style-name="Standard">- Excuse-moi, je reviens tout de suite.</text:p>
      <text:p text:style-name="Standard"/>
      <text:p text:style-name="Standard">A grandes enjambées, Edward se dirigea vers la table où étaient disposées les racines de son malheur. D'un claquement sec, il referma les deux portes qui lui causaient tant de soucis, avant de s'arrêter net. Cela le frappa en même temps que la question de Gamaliel lui revint en tête : ce gars avait rapidement compris à qui il avait affaire, mais paraissait toujours vouloir discuter avec lui. Il allait devoir se montrer un peu plus avenant s'il ne voulait pas gâcher cette potentielle relation. Revenant sans attendre vers la table qu'il venait d'abandonner, Edward se tourna vers son compagnon du jour, lui adressant cette fois-ci le sourire le plus amical possible, la tête penchée sur le côté. Toujours debout, il prit la parole.</text:p>
      <text:p text:style-name="Standard"/>
      <text:p text:style-name="Standard">-C'est exact. Tu veux pas qu'on aille discuter dehors ?</text:p>
      <text:p text:style-name="P1">Sa toute nouvelle dynamique positive en tête, Edward attendit patiemment la réponse de Gamaliel, toujours debout à côté de sa chaise. Il faisait tous les efforts du monde pour garder les yeux rivés sur le garçon, conscient que même s'il était empli de toute la bonne volonté du monde, il suffirait d'un souffle pour que son esprit retrouve ses torts et qu'il soit à nouveau une cause perdue. C'était d'ailleurs la raison pour laquelle il avait proposé à son compagnon de sortir du réfectoire, pour s'éloigner de toutes les distractions qui pouvaient s'y trouver et trouver un endroit un peu moins fréquenté, où Edward aurait plus de chance de tenir toute une conversation. C'était également pour ça qu'il fallait que la réponse ne tarde pas, afin qu'ils ne traînent plus trop longtemps dans les parages.</text:p>
      <text:p text:style-name="Standard"/>
      <text:p text:style-name="Standard">Celle-ci arriva plutôt rapidement, mais pas sous la forme que le blondin espérait, puisqu'il lui demanda de patienter le temps qu'il termine son repas. La requête, bien que clairement justifiée, le prit de court. Motivé par sa résolution d'accorder à Gamaliel le crédit qu'il méritait, Edward n'avait pas imaginé que ce dernier ne partage pas son entrain. Il resta un moment interdit, ne sachant trop que faire, son esprit autiste ayant du mal à s'adapter à la situation. Au bout de quelques secondes, il reprit cependant son sourire et se rassit en face du garçon.</text:p>
      <text:p text:style-name="Standard"/>
      <text:p text:style-name="Standard">-Pas de soucis, bien sûr...</text:p>
      <text:p text:style-name="Standard"/>
      <text:p text:style-name="Standard">Prenant son mal en patience, Edward se mit à fixer intensément Gamaliel, ses yeux clignant à une fréquence un peu trop grande, tandis qu'il commençait à pianoter distraitement du bout des doigts sur la table. C'est fou comme le temps passe lentement lorsque l'on ne peut pas laisser son esprit divaguer...</text:p>
      <text:p text:style-name="P1">Aux yeux du blondin, Gamaliel était en train de mettre le plus de temps possible pour terminer son burger. C'était la seule explication... Intérieurement, Edward bouillonnait. Il n'avait vraiment pas l'habitude de devoir rester concentré aussi longtemps sur le même sujet, qui plus est alors qu'il devait attendre que quelque chose se produise. Lui qui était tout le temps dans la lune, son esprit occupé à voguer d'idée en idée sans discontinuer se retrouvait dans une situation qui lui était très inconfortable. L'espace d'un instant, il songea carrément à laisser son camarade du jour planté là et aller se poser à l'extérieur dans un carré d'herbe comme il l'avait prévu à l'origine. Et puis une petite voix dans sa tête lui rappela qu'il s'était engagé à faire un effort pour cet inconnu qui lui-même s'était donné la peine de s'intéresser à lui. Aussi il ne bougea pas, faisant de son mieux pour dissimuler l'impatience qui le dominait depuis quelques minutes maintenant. Ainsi, à l'exception de ses doigts pianotant distraitement sur la table, il ne montrait aucun signe extérieur d'exaspération.</text:p>
      <text:p text:style-name="Standard"/>
      <text:p text:style-name="Standard">Finalement, le garçon aux cheveux noirs reprit la parole, tirant à son homologue blond un regain d'intérêt qui s'exprima sous la forme d'un redressement de sa colonne vertébrale alors qu'il tendait l'oreille, qui commençait à sérieusement traîner ailleurs que sur sa conversation actuelle. Lorsqu'Edward comprit que ce n'était toujours pas le signal qu'il attendait pour qu'ils quittent cet endroit, le contrecoup fut <text:span text:style-name="T1">cette fois-ci un peu difficile à dissimuler. Ses épaules s'affaissèrent presque imperceptiblement et il lâcha un très discret -mais néanmoins audible- soupir. Il acquiesça d'un signe de tête lorsque Gamaliel l'informa qu'il allait chercher de quoi transporter le reste de son repas avant de se jeter dans le fond de son siège, regard braqué vers le plafond, sentant qu'il atteindrait bientôt ses limites s'ils ne débarrassaient pas rapidement le plancher. Fort heureusement pour lui, son compère revint rapidement et lui intima de le suivre, exauçant ainsi son vœu. </text:span></text:p>
      <text:p text:style-name="Standard"><text:span text:style-name="T1"/></text:p>
      <text:p text:style-name="Standard"><text:span text:style-name="T1">-Avec plaisir.</text:span></text:p>
      <text:p text:style-name="Standard"><text:span text:style-name="T1"/></text:p>
      <text:p text:style-name="Standard"><text:span text:style-name="T1">Le fin sourire qui se dessinait désormais sur le visage d'Edward traduisait le soulagement qu'il ressentait à l'idée qu'il serait bientôt dehors. Se levant à son tour, il emboîta le pas de Gamaliel et ils se dirigèrent vers la sortie, ce dernier déposant son plateau sur un chariot au passage. Pour le coup, le garçon aux cheveux d'or avait une idée relativement précise de là où il voulait aller : A l'extérieur, dans un espace vert qui se situait au sein de l'université et qui était généralement tranquille. Voyant que son compagnon du jour ne savait pas très bien vers où il dirigeait ses pas, il prit les devants et lui indiqua une porte qui menait vers le dehors d'un signe du menton. Les deux acolytes traversèrent ainsi quelques couloirs pour se retrouver à l'endroit qu'Edward avait en tête. Celui-ci alla s'installer à l'ombre d'un arbre, adossé contre son tronc et inspira une goulée d'air frais qui lui fit un bien fou.</text:span></text:p>
      <text:p text:style-name="Standard"><text:span text:style-name="T1"/></text:p>
      <text:p text:style-name="Standard"><text:span text:style-name="T1">-Ça te va si on se met ici ? J'ai encore une bonne heure avant de reprendre les cours, et toi ? Alors comme ça, ça se voit tant que ça que j'ai des problèmes d'attention ?</text:span></text:p>
      <text:p text:style-name="Standard"><text:span text:style-name="T1"/></text:p>
      <text:p text:style-name="Standard"><text:span text:style-name="T1">Il lâcha un petit rire joyeux et franc, quoique fugace, signe qu'il commençait à se sentir un peu plus à l'aise. Le coin où il avait emmené Gamaliel était une petite cour coincée entre deux bâtiments de l'université avec un grand carré d'herbe au milieu duquel trônait un saule pleureur, le tout agrémenté de quelques bancs et quelques buissons. Apparemment peu de gens connaissaient cet endroit puisque l'adolescent se retrouvait très souvent seul lorsqu'il y allait. C'était pour cette raison en particulier qu'il avait choisi cet endroit, pratiquement dépourvu de distrac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09T19:31:42.84</meta:creation-date>
    <dc:date>2017-02-18T17:52:52.13</dc:date>
    <dc:creator>Thoé </dc:creator>
    <meta:editing-duration>PT7H46M15S</meta:editing-duration>
    <meta:editing-cycles>425</meta:editing-cycles>
    <meta:generator>OpenOffice/4.1.2$Win32 OpenOffice.org_project/412m3$Build-9782</meta:generator>
    <meta:document-statistic meta:table-count="0" meta:image-count="0" meta:object-count="0" meta:page-count="5" meta:paragraph-count="24" meta:word-count="2522" meta:character-count="15062"/>
  </office:meta>
</office:document-meta>
</file>